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3cbfa8" officeooo:paragraph-rsid="00843ce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7a1241" officeooo:paragraph-rsid="00843ced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8731f6" officeooo:paragraph-rsid="0085eddc" style:font-size-asian="12pt" style:font-size-complex="12pt"/>
    </style:style>
    <style:style style:name="P6" style:family="paragraph" style:parent-style-name="Standard">
      <style:text-properties style:font-name="Liberation Serif" fo:font-size="10pt" officeooo:rsid="0078683b" officeooo:paragraph-rsid="008c326f" style:font-size-asian="8.75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fo:color="#0000ff" loext:opacity="100%" style:font-name="Liberation Serif" fo:font-size="12pt" officeooo:rsid="00789dc3" officeooo:paragraph-rsid="00843ced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officeooo:rsid="00915404" officeooo:paragraph-rsid="00883886" style:font-size-asian="12pt" style:font-size-complex="12p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loext:opacity="0%" style:font-name="Liberation Serif" fo:font-size="10pt" fo:font-weight="normal" officeooo:rsid="01e03e6a" officeooo:paragraph-rsid="008c326f" style:font-size-asian="10pt" style:font-weight-asian="normal" style:font-size-complex="10pt" style:font-weight-complex="normal"/>
    </style:style>
    <style:style style:name="P10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7a1241" officeooo:paragraph-rsid="00843ced" style:font-size-asian="12pt" style:font-size-complex="12pt"/>
    </style:style>
    <style:style style:name="P11" style:family="paragraph" style:parent-style-name="Table_20_Contents" style:list-style-name="L1" style:master-page-name="Standard">
      <style:paragraph-properties fo:text-align="start" style:justify-single-word="false" style:page-number="auto"/>
      <style:text-properties officeooo:paragraph-rsid="0085eddc"/>
    </style:style>
    <style:style style:name="P12" style:family="paragraph" style:parent-style-name="Table_20_Contents" style:list-style-name="L1">
      <style:paragraph-properties fo:text-align="start" style:justify-single-word="false"/>
      <style:text-properties officeooo:paragraph-rsid="0085eddc"/>
    </style:style>
    <style:style style:name="P13" style:family="paragraph" style:parent-style-name="Table_20_Contents" style:list-style-name="L1">
      <style:paragraph-properties fo:text-align="start" style:justify-single-word="false"/>
      <style:text-properties officeooo:paragraph-rsid="00843ced"/>
    </style:style>
    <style:style style:name="P14" style:family="paragraph" style:parent-style-name="Table_20_Contents" style:list-style-name="L1">
      <style:paragraph-properties fo:text-align="start" style:justify-single-word="false"/>
      <style:text-properties officeooo:paragraph-rsid="00883886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8c326f"/>
    </style:style>
    <style:style style:name="T2" style:family="text">
      <style:text-properties officeooo:rsid="00843ced"/>
    </style:style>
    <style:style style:name="T3" style:family="text">
      <style:text-properties officeooo:rsid="00330f69"/>
    </style:style>
    <style:style style:name="T4" style:family="text">
      <style:text-properties style:font-name="Liberation Serif" fo:font-size="12pt" officeooo:rsid="0073a0a2" style:font-size-asian="12pt" style:font-size-complex="12pt"/>
    </style:style>
    <style:style style:name="T5" style:family="text">
      <style:text-properties style:font-name="Liberation Serif" fo:font-size="12pt" officeooo:rsid="007c8d55" style:font-size-asian="12pt" style:font-size-complex="12pt"/>
    </style:style>
    <style:style style:name="T6" style:family="text">
      <style:text-properties style:font-name="Liberation Serif" fo:font-size="12pt" officeooo:rsid="0085f6f0" style:font-size-asian="12pt" style:font-size-complex="12pt"/>
    </style:style>
    <style:style style:name="T7" style:family="text">
      <style:text-properties style:font-name="Liberation Serif" fo:font-size="12pt" officeooo:rsid="007a1241" style:font-size-asian="12pt" style:font-size-complex="12pt"/>
    </style:style>
    <style:style style:name="T8" style:family="text">
      <style:text-properties style:font-name="Liberation Serif" fo:font-size="12pt" officeooo:rsid="008731f6" style:font-size-asian="12pt" style:font-size-complex="12pt"/>
    </style:style>
    <style:style style:name="T9" style:family="text">
      <style:text-properties fo:color="#0000ff" loext:opacity="100%"/>
    </style:style>
    <style:style style:name="T10" style:family="text">
      <style:text-properties fo:color="#0000ff" loext:opacity="100%" style:font-name="Liberation Serif" fo:font-size="12pt" officeooo:rsid="007c8d55" style:font-size-asian="12pt" style:font-size-complex="12pt"/>
    </style:style>
    <style:style style:name="T11" style:family="text">
      <style:text-properties fo:color="#0000ff" loext:opacity="100%" style:font-name="Liberation Serif" fo:font-size="12pt" officeooo:rsid="008f7353" style:font-size-asian="12pt" style:font-size-complex="12pt"/>
    </style:style>
    <style:style style:name="T12" style:family="text">
      <style:text-properties fo:color="#0000ff" loext:opacity="100%" style:font-name="Liberation Serif" fo:font-size="12pt" officeooo:rsid="007a1241" style:font-size-asian="12pt" style:font-size-complex="12pt"/>
    </style:style>
    <style:style style:name="T13" style:family="text">
      <style:text-properties fo:color="#0000ff" loext:opacity="100%" style:font-name="Liberation Serif" fo:font-size="12pt" officeooo:rsid="0085eddc" style:font-size-asian="12pt" style:font-size-complex="12pt"/>
    </style:style>
    <style:style style:name="T14" style:family="text">
      <style:text-properties fo:color="#0000ff" loext:opacity="100%" style:font-name="Liberation Serif" fo:font-size="12pt" officeooo:rsid="0091d8be" style:font-size-asian="12pt" style:font-size-complex="12pt"/>
    </style:style>
    <style:style style:name="T15" style:family="text">
      <style:text-properties fo:color="#0000ff" loext:opacity="100%" style:font-name="Liberation Serif" fo:font-size="12pt" officeooo:rsid="00883886" style:font-size-asian="12pt" style:font-size-complex="12pt"/>
    </style:style>
    <style:style style:name="T16" style:family="text">
      <style:text-properties fo:color="#0000ff" loext:opacity="100%" officeooo:rsid="008eec9f"/>
    </style:style>
    <style:style style:name="T17" style:family="text">
      <style:text-properties officeooo:rsid="0085eddc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840c47" style:font-style-asian="normal" style:font-style-complex="normal"/>
    </style:style>
    <style:style style:name="T21" style:family="text">
      <style:text-properties fo:font-style="normal" officeooo:rsid="00433024" style:font-style-asian="normal" style:font-style-complex="normal"/>
    </style:style>
    <style:style style:name="T22" style:family="text">
      <style:text-properties fo:font-style="normal" officeooo:rsid="004259cd" style:font-style-asian="normal" style:font-style-complex="normal"/>
    </style:style>
    <style:style style:name="T23" style:family="text">
      <style:text-properties fo:font-style="normal" officeooo:rsid="00383709" style:font-style-asian="normal" style:font-style-complex="normal"/>
    </style:style>
    <style:style style:name="T24" style:family="text">
      <style:text-properties fo:font-style="normal" officeooo:rsid="003fa25e" style:font-style-asian="normal" style:font-style-complex="normal"/>
    </style:style>
    <style:style style:name="T25" style:family="text">
      <style:text-properties officeooo:rsid="008eec9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30723635" text:style-name="L1">
        <text:list-item text:start-value="1">
          <text:p text:style-name="P11"><text:span text:style-name="T7">Liste alle Produkte auf, die vom Lieferanten des Produkts „Filo Mix</text:span>“<text:span text:style-name="T7"> geliefert werden.<text:line-break/></text:span><text:span text:style-name="T12">SELECT ProductName FROM Products WHERE SupplierID = (<text:line-break/><text:tab/>SELECT SupplierID FROM Products WHERE ProductName = '</text:span><text:span text:style-name="T13">Filo Mix</text:span><text:span text:style-name="T12">'<text:line-break/>);</text:span></text:p>
        </text:list-item>
      </text:list>
      <text:p text:style-name="P4"/>
      <text:list xml:id="list92649589473584" text:continue-numbering="true" text:style-name="L1">
        <text:list-item>
          <text:p text:style-name="P10">Liste <text:span text:style-name="T17">alle</text:span> Bestellungen auf, die am gleichen Tag wie die Bestellung mit <text:span text:style-name="T17">der </text:span>OrderID <text:span text:style-name="T25">10400</text:span> getätigt wurden.<text:line-break/><text:span text:style-name="T9">SELECT * FROM Orders WHERE OrderDate = (<text:line-break/><text:tab/>SELECT OrderDate FROM Orders WHERE OrderID = </text:span><text:span text:style-name="T16">10400</text:span><text:span text:style-name="T9"><text:line-break/>);</text:span></text:p>
        </text:list-item>
      </text:list>
      <text:p text:style-name="P4"/>
      <text:list xml:id="list92648007645157" text:continue-numbering="true" text:style-name="L1">
        <text:list-item>
          <text:p text:style-name="P13"><text:span text:style-name="T5">Berechne die d</text:span><text:span text:style-name="T4">urchschnittliche </text:span><text:span text:style-name="T5">Anzahl</text:span><text:span text:style-name="T4"> von Produkten</text:span><text:span text:style-name="T5">einheiten</text:span><text:span text:style-name="T4"> pro Bestellung<text:line-break/></text:span><text:span text:style-name="T10">SELECT Avg(Summe) FROM </text:span><text:span text:style-name="T15">(<text:line-break/><text:tab/></text:span><text:span text:style-name="T10">SELECT Sum(Quantity) AS Summe FROM OrderDetails GROUP BY OrderID<text:line-break/>);</text:span></text:p>
        </text:list-item>
      </text:list>
      <text:p text:style-name="P7"/>
      <text:list xml:id="list92648266360402" text:continue-numbering="true" text:style-name="L1">
        <text:list-item>
          <text:p text:style-name="P12"><text:span text:style-name="T6">Wie viele Bestellungen haben die Mitarbeiter durchschnittlich im Jahr 1996 bearbeitet?<text:line-break/></text:span><text:span text:style-name="T11">SELECT Avg(Anzahl) FROM (<text:line-break/><text:tab/>SELECT Count(EmployeeID) AS Anzahl FROM Orders <text:line-break/><text:tab/>WHERE OrderDate BETWEEN #1/1/1996# AND #12/31/1996# <text:line-break/><text:tab/>GROUP BY EmployeeID<text:line-break/>);</text:span></text:p>
        </text:list-item>
      </text:list>
      <text:p text:style-name="P5"/>
      <text:list xml:id="list92648338526513" text:continue-numbering="true" text:style-name="L1">
        <text:list-item>
          <text:p text:style-name="P14"><text:span text:style-name="T8">Wie hoch ist die durchschittliche Anzahl von Bestellungen pro Kunde?<text:line-break/></text:span><text:span text:style-name="T14">SELECT Avg(Anzahl) FROM (<text:line-break/><text:tab/>SELECT Count(CustomerID) AS Anzahl FROM Orders GROUP BY CustomerID<text:line-break/>);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draw:frame text:anchor-type="paragraph" draw:z-index="0" draw:name="Form1" draw:style-name="gr1" draw:text-style-name="P15" svg:width="1.795cm" svg:height="0.63cm" svg:x="15.217cm" svg:y="0.153cm"><draw:image xlink:href="Pictures/10000000000000580000001F84D8045FF773DCF2.png" xlink:type="simple" xlink:show="embed" xlink:actuate="onLoad" draw:mime-type="image/png"><text:p/></draw:image></draw:frame></text:p>
      <text:p text:style-name="P9"><text:span text:style-name="T18">Autor: </text:span><text:span text:style-name="T19">Christian Pothmann – </text:span><text:a xlink:type="simple" xlink:href="https://cpothmann.de/" text:style-name="Internet_20_link" text:visited-style-name="Visited_20_Internet_20_Link"><text:span text:style-name="T19">c</text:span></text:a><text:a xlink:type="simple" xlink:href="https://cpothmann.de/" text:style-name="Internet_20_link" text:visited-style-name="Visited_20_Internet_20_Link"><text:span text:style-name="T20">pothmann.de</text:span></text:a><text:span text:style-name="T20">, </text:span><text:span text:style-name="T21">f</text:span><text:span text:style-name="T19">reigegeben unter </text:span><text:a xlink:type="simple" xlink:href="https://creativecommons.org/licenses/by-nc-sa/4.0/" text:style-name="Internet_20_link" text:visited-style-name="Visited_20_Internet_20_Link"><text:span text:style-name="T19">CC BY-NC-SA 4.0</text:span></text:a><text:span text:style-name="T19">, </text:span><text:span text:style-name="T22">Ju</text:span><text:span text:style-name="T23">l</text:span><text:span text:style-name="T22">i</text:span><text:span text:style-name="T24">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cbfa8" officeooo:paragraph-rsid="00843ced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8c326f"/>
    </style:style>
    <style:style style:name="MT2" style:family="text">
      <style:text-properties officeooo:rsid="00843ced"/>
    </style:style>
    <style:style style:name="MT3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967964250624">
            <table:table-cell table:style-name="Tabelle1.A1" office:value-type="string">
              <text:p text:style-name="MP1"><text:span text:style-name="MT1">SQL Unterabfragen –</text:span> <text:span text:style-name="MT2">Lösung</text:span>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3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2-19T09:26:47.826000000</dc:date>
    <meta:editing-duration>PT8H33M19S</meta:editing-duration>
    <meta:editing-cycles>90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8" meta:word-count="163" meta:character-count="1128" meta:non-whitespace-character-count="966"/>
  </office:meta>
</office:document-meta>
</file>